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2a2a" officeooo:paragraph-rsid="00052a2a"/>
    </style:style>
    <style:style style:name="P2" style:family="paragraph" style:parent-style-name="Table_20_Contents">
      <style:text-properties officeooo:rsid="000728f1" officeooo:paragraph-rsid="000728f1"/>
    </style:style>
    <style:style style:name="P3" style:family="paragraph" style:parent-style-name="Table_20_Contents">
      <style:text-properties officeooo:rsid="0008bf7b" officeooo:paragraph-rsid="0008bf7b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line-height="115%" fo:text-align="justify" style:justify-single-word="false"/>
      <style:text-properties fo:font-style="italic" style:font-style-asian="italic"/>
    </style:style>
    <style:style style:name="P6" style:family="paragraph" style:parent-style-name="Normal_20__28_Web_29_">
      <style:paragraph-properties fo:line-height="115%"/>
    </style:style>
    <style:style style:name="P7" style:family="paragraph" style:parent-style-name="Normal_20__28_Web_29_">
      <style:paragraph-properties fo:line-height="115%"/>
      <style:text-properties style:font-name="Cambria" fo:font-size="12pt" fo:language="fr" fo:country="FR" fo:font-style="italic" style:font-size-asian="12pt" style:font-style-asian="italic" style:font-size-complex="12pt"/>
    </style:style>
    <style:style style:name="P8" style:family="paragraph" style:parent-style-name="Standard" style:master-page-name="Standard">
      <style:paragraph-properties fo:line-height="115%" fo:text-align="justify" style:justify-single-word="false" style:page-number="auto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15%" fo:text-align="justify" style:justify-single-word="false"/>
      <style:text-properties fo:font-style="italic" style:font-style-asian="italic"/>
    </style:style>
    <style:style style:name="P11" style:family="paragraph" style:parent-style-name="Standard">
      <style:paragraph-properties fo:line-height="115%" fo:text-align="justify" style:justify-single-word="false"/>
      <style:text-properties fo:font-style="italic" officeooo:rsid="00052a2a" officeooo:paragraph-rsid="00052a2a" style:font-style-asian="italic"/>
    </style:style>
    <style:style style:name="P12" style:family="paragraph" style:parent-style-name="Normal_20__28_Web_29_">
      <style:paragraph-properties fo:line-height="115%"/>
      <style:text-properties style:font-name="Cambria" fo:font-size="12pt" fo:language="fr" fo:country="FR" fo:font-style="italic" style:font-size-asian="12pt" style:font-style-asian="italic" style:font-size-complex="12pt"/>
    </style:style>
    <style:style style:name="P13" style:family="paragraph" style:parent-style-name="Normal_20__28_Web_29_">
      <style:paragraph-properties fo:line-height="115%"/>
      <style:text-properties style:font-name="Cambria" fo:font-size="12pt" fo:language="fr" fo:country="FR" fo:font-style="italic" officeooo:rsid="00057232" style:font-size-asian="12pt" style:font-style-asian="italic" style:font-size-complex="12pt"/>
    </style:style>
    <style:style style:name="P14" style:family="paragraph" style:parent-style-name="Normal_20__28_Web_29_">
      <style:paragraph-properties fo:line-height="115%"/>
      <style:text-properties style:font-name="Cambria" fo:font-size="12pt" fo:language="fr" fo:country="FR" fo:font-style="italic" officeooo:rsid="00057232" officeooo:paragraph-rsid="00057232" style:font-size-asian="12pt" style:font-style-asian="italic" style:font-size-complex="12pt"/>
    </style:style>
    <style:style style:name="P15" style:family="paragraph" style:parent-style-name="Table_20_Contents">
      <style:paragraph-properties fo:line-height="115%" fo:text-align="justify" style:justify-single-word="false"/>
      <style:text-properties fo:font-style="italic" officeooo:rsid="0008bf7b" officeooo:paragraph-rsid="000aa59e" style:font-style-asian="italic"/>
    </style:style>
    <style:style style:name="P16" style:family="paragraph" style:parent-style-name="Table_20_Contents">
      <style:paragraph-properties fo:line-height="115%" fo:text-align="justify" style:justify-single-word="false"/>
      <style:text-properties officeooo:paragraph-rsid="000aa59e"/>
    </style:style>
    <style:style style:name="T1" style:family="text">
      <style:text-properties fo:font-weight="bold"/>
    </style:style>
    <style:style style:name="T2" style:family="text">
      <style:text-properties fo:font-style="italic" officeooo:rsid="0008bf7b" style:font-style-asian="italic"/>
    </style:style>
    <style:style style:name="T3" style:family="text">
      <style:text-properties fo:font-style="italic" officeooo:rsid="000aa59e" style:font-style-asian="italic"/>
    </style:style>
    <style:style style:name="T4" style:family="text">
      <style:text-properties style:font-name="Cambria" fo:font-size="12pt" fo:language="fr" fo:country="FR" fo:font-style="italic" style:font-size-asian="12pt" style:font-style-asian="italic" style:font-size-complex="12pt"/>
    </style:style>
    <style:style style:name="T5" style:family="text">
      <style:text-properties style:font-name="Cambria" fo:font-size="12pt" fo:language="fr" fo:country="FR" fo:font-style="italic" officeooo:rsid="00057232" style:font-size-asian="12pt" style:font-style-asian="italic" style:font-size-complex="12pt"/>
    </style:style>
    <style:style style:name="T6" style:family="text">
      <style:text-properties officeooo:rsid="000870ab"/>
    </style:style>
    <style:style style:name="T7" style:family="text">
      <style:text-properties officeooo:rsid="0008bf7b"/>
    </style:style>
    <style:style style:name="T8" style:family="text">
      <style:text-properties officeooo:rsid="000aa59e"/>
    </style:style>
    <style:style style:name="T9" style:family="text">
      <style:text-properties officeooo:rsid="000dee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FESSIONAL ENGLISH : APPLYING FOR A JOB</text:p>
      <text:p text:style-name="P5"><text:bookmark text:name="_GoBack"/></text:p>
      <text:p text:style-name="P5"/>
      <text:p text:style-name="P9">III. Preparing for an interview</text:p>
      <text:p text:style-name="P5">1. According to you, what are the dos and don’ts of a job interview ? Video 1 may give you hints.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DO<text:span text:style-name="T6">s</text:span></text:p>
          </table:table-cell>
          <table:table-cell table:style-name="Tableau1.B1" office:value-type="string">
            <text:p text:style-name="P1">DON<text:span text:style-name="T6">'</text:span>T<text:span text:style-name="T6">s</text:span> </text:p>
          </table:table-cell>
        </table:table-row>
        <table:table-row>
          <table:table-cell table:style-name="Tableau1.A2" office:value-type="string">
            <text:p text:style-name="P1">Look at the personne, maintain eyecontact</text:p>
            <text:p text:style-name="P1">Being Prepare<text:span text:style-name="T6">d</text:span></text:p>
            <text:p text:style-name="P1">research the company</text:p>
            <text:p text:style-name="P1">Being careful on our position</text:p>
            <text:p text:style-name="P1">show up on time</text:p>
            <text:p text:style-name="P1">have releviant questions</text:p>
            <text:p text:style-name="P3">(ex : </text:p>
            <text:p text:style-name="P3">have you a promotion policy,</text:p>
            <text:p text:style-name="P3">how many years i'm supposed to work in this position before being promoted)</text:p>
            <text:p text:style-name="P1">Bring <text:span text:style-name="T6">a back-up of our </text:span>resume <text:span text:style-name="T7">maybe frecnh and english</text:span>, know it</text:p>
            <text:p text:style-name="P1"/>
            <text:p text:style-name="P1">Bring paper and pen to takes notes</text:p>
            <text:p text:style-name="P1">~Be patient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B2" office:value-type="string">
            <text:p text:style-name="P1">Heavy breath</text:p>
            <text:p text:style-name="P1">Being unpolish</text:p>
            <text:p text:style-name="P1">Use our phone</text:p>
            <text:p text:style-name="P1">talk about vacation</text:p>
            <text:p text:style-name="P2">eat</text:p>
            <text:p text:style-name="P2">lie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1"/>
      <text:p text:style-name="P7">2. What questions should you anticipate as a candidate ? Video 2 <text:s/>should NOT give you hints.</text:p>
      <text:p text:style-name="P6"><text:span text:style-name="T4">- </text:span><text:span text:style-name="T5">somes questions on your resume</text:span></text:p>
      <text:p text:style-name="P13">- somes question on your personality</text:p>
      <text:p text:style-name="P13">- typical questions</text:p>
      <text:p text:style-name="P13"/>
      <text:p text:style-name="P7"/>
      <text:p text:style-name="P6"><text:span text:style-name="T4">3. Are there specifics related</text:span><text:span text:style-name="T5">(=details)</text:span><text:span text:style-name="T4"> to interviews for a job in your field of research ?</text:span></text:p>
      <text:p text:style-name="P14"><text:soft-page-break/>The recruiter could ask you to coded a program rapidely that you indicate before to know.</text:p>
      <text:p text:style-name="P7"/>
      <text:p text:style-name="P9">IV. Speaking : pairwork</text:p>
      <text:p text:style-name="P5">1. Do some research online to find a job ad you may actually apply for when you graduate. </text:p>
      <text:p text:style-name="P5"/>
      <text:p text:style-name="P5">2. Read the ad carefully and prepare for the interview, thinking about the specifics you wish to highlight in your profile and anticipating the interviewer’s questions. </text:p>
      <text:p text:style-name="P5"/>
      <text:p text:style-name="P5">3. Share the ad with your partner, and prepare a list of questions YOU will be asking him/her as the interviewer. Ask at least ONE tricky question !</text:p>
      <text:p text:style-name="P5"/>
      <text:p text:style-name="P15">- how many years i'm supposed to work in this position before being promoted</text:p>
      <text:p text:style-name="P15">- <text:span text:style-name="T8">how many people do you enrole every month ?</text:span></text:p>
      <text:p text:style-name="P15">- <text:span text:style-name="T8">how many people leave the society every month ?</text:span></text:p>
      <text:p text:style-name="P15"><text:s/><text:span text:style-name="T8">Am i supposed to work on saturday ?</text:span></text:p>
      <text:p text:style-name="P15"><text:tab/><text:span text:style-name="T9">Beter :</text:span>- <text:span text:style-name="T9">what is your company policy about working on saturday ?</text:span></text:p>
      <text:p text:style-name="P16"><text:span text:style-name="T2">- </text:span><text:span text:style-name="T3">what is the </text:span><text:span text:style-name="T1">work schedule </text:span>?</text:p>
      <text:p text:style-name="P5">- <text:span text:style-name="T8">how much can I expect to be payed ?</text:span></text:p>
      <text:p text:style-name="P5">- <text:span text:style-name="T9">can you tell me more about the team I will work with ?</text:span></text:p>
      <text:p text:style-name="P5"/>
      <text:p text:style-name="P5">4. Role play the interview acting interviewer/candidate in turns. When both interviews are over, give some feedback to your partner. </text:p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" fo:font-family="Times" style:font-family-generic="roman" style:font-pitch="variable" fo:font-size="13.5pt" fo:language="en" fo:country="GB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style:font-size-asian="10pt" style:font-name-complex="Times New Roman" style:font-family-complex="'Times New Roman'" style:font-family-generic-complex="system" style:font-pitch-complex="variable" style:font-size-complex="10pt"/>
    </style:style>
    <style:style style:name="cap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style:font-name="Times" fo:font-family="Times" style:font-family-generic="roman" style:font-pitch="variable" fo:font-size="13.5pt" fo:language="en" fo:country="GB" fo:font-weight="bold" style:font-size-asian="13.5pt" style:font-weight-asian="bold" style:font-size-complex="13.5pt" style:font-weight-complex="bold"/>
    </style:style>
    <style:style style:name="Titre_20_5_20_Car" style:display-name="Titre 5 Car" style:family="text" style:parent-style-name="Default_20_Paragraph_20_Font">
      <style:text-properties style:font-name="Times" fo:font-family="Times" style:font-family-generic="roman" style:font-pitch="variable" fo:font-size="10pt" fo:language="en" fo:country="GB" fo:font-weight="bold" style:font-size-asian="10pt" style:font-weight-asian="bold" style:font-size-complex="10pt" style:font-weight-complex="bold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d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townend</meta:initial-creator>
    <meta:editing-cycles>55</meta:editing-cycles>
    <meta:creation-date>2014-01-13T11:04:00</meta:creation-date>
    <dc:date>2016-03-11T14:03:03.508000000</dc:date>
    <meta:editing-duration>PT59M8S</meta:editing-duration>
    <meta:generator>LibreOffice/4.4.5.2$Windows_x86 LibreOffice_project/a22f674fd25a3b6f45bdebf25400ed2adff0ff99</meta:generator>
    <meta:document-statistic meta:table-count="1" meta:image-count="0" meta:object-count="0" meta:page-count="2" meta:paragraph-count="42" meta:word-count="356" meta:character-count="1919" meta:non-whitespace-character-count="1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